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WW8Num1" style:master-page-name="Standard">
      <style:paragraph-properties fo:margin-left="-0.005cm" fo:margin-right="0cm" fo:margin-top="0cm" fo:margin-bottom="0.212cm" fo:line-height="150%" fo:text-indent="0cm" style:auto-text-indent="false">
        <style:tab-stops>
          <style:tab-stop style:position="9.758cm" style:type="center"/>
        </style:tab-stops>
      </style:paragraph-properties>
    </style:style>
    <style:style style:name="P2" style:family="paragraph" style:parent-style-name="Standard" style:list-style-name="WW8Num1">
      <style:paragraph-properties fo:margin-left="-0.005cm" fo:margin-right="0cm" fo:margin-top="0cm" fo:margin-bottom="0.212cm" fo:line-height="150%" fo:text-indent="0cm" style:auto-text-indent="false">
        <style:tab-stops>
          <style:tab-stop style:position="9.758cm" style:type="center"/>
        </style:tab-stops>
      </style:paragraph-properties>
    </style:style>
    <style:style style:name="T1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Aprire il file <text:span text:style-name="T1">Sim13</text:span>.</text:p>
        </text:list-item>
        <text:list-item>
          <text:p text:style-name="P2">Nella cella C13 del foglio Entrate-Uscite utilizzare la funzione CERCA.VERT per inserire il nome del dipendente.<text:line-break/>Utilizza il completamento automatico per completare la tabella.</text:p>
        </text:list-item>
        <text:list-item>
          <text:p text:style-name="P2">Nella cella D13 inserire una formula per unire Nome e Cognome di ogni dipendente.</text:p>
        </text:list-item>
        <text:list-item>
          <text:p text:style-name="P2">Utilizza una tabella PIVOT per avere il totale delle ore lavorative per ogni dipendente nei seguenti intervalli di giorni: 08-14/05, 15-21/05 e 22-26/05.<text:line-break/>Applicare l’opportuno formato orario ai dati.</text:p>
        </text:list-item>
        <text:list-item>
          <text:p text:style-name="P2">Copiare l’intervallo di celle A10:G82 in un nuovo file di Excel, in modo che i dati non siano collegati.<text:line-break/>Calcolare i subtotali delle ore per ogni dipendente in modo che siano ordinati in questo modo: Bianchi, Rossi, Verdi, Neri, Gialli.<text:line-break/>Salvare il file con il nome Subtotali in modo che, all’apertura venga richiesta la password “sesamo”.<text:line-break/>Chiudere il file e tornare al file sim13.xls.</text:p>
        </text:list-item>
        <text:list-item>
          <text:p text:style-name="P2">Nel foglio Entrate-Uscite utilizzare la formattazione condizionale per avere in rosso chi ha lavorato giornalmente meno di 8 ore.</text:p>
        </text:list-item>
        <text:list-item>
          <text:p text:style-name="P2">Utilizzare un filtro avanzato per copiare, a partire dalla cella A90, le voci di chi ha lavorato giornalmente più di 8 ore e mezza.</text:p>
        </text:list-item>
        <text:list-item>
          <text:p text:style-name="P2">Utilizzare una funzione database per avere il totale delle ore lavorative del dipendente Verdi Anna nella settimana compresa tra il 15 e il 19 maggio 2006.</text:p>
        </text:list-item>
        <text:list-item>
          <text:p text:style-name="P2">Inserire nella cella C7 del foglio Stipendi il totale dato dalla somma tra la tariffa oraria moltiplicata per le ore di lavoro e la tariffa straordinaria moltiplicata per le ore di straordinario.<text:line-break/>Completare la tabella C7:G11.<text:line-break/>Modificare il formato delle celle in modo di avere il simbolo “€” per le celle che contengono valuta, “h” per le celle che contengono ore e “€/h” per le celle che contengono tariffe.</text:p>
        </text:list-item>
        <text:list-item>
          <text:p text:style-name="P2">Registrare una macro chiamata Formule che permette di visualizzare le formule nel foglio.</text:p>
        </text:list-item>
        <text:list-item>
          <text:p text:style-name="P2">Inserire un commento nella cella A1 del foglio Entrate-Uscite con il seguente testo: “Ultimi dati aggiornati”.</text:p>
        </text:list-item>
        <text:list-item>
          <text:p text:style-name="P2">Nel foglio Bolle dare il nome di “Dati” all’intervallo A1:C6.<text:line-break/>Per questi dati creare un grafico a bolle.<text:line-break/>Tramite le opzioni del grafico assegnare a ogni dato un colore diverso.<text:line-break/>Fare in modo che entrambi gli assi si intersechino nel valore -1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T1" style:family="text">
      <style:text-properties style:text-outline="true" style:font-name="Comic Sans MS" fo:font-weight="bold" style:font-weight-asian="bold"/>
    </style:style>
    <style:page-layout style:name="pm1">
      <style:page-layout-properties fo:page-width="20.999cm" fo:page-height="29.699cm" style:num-format="1" style:print-orientation="portrait" fo:margin-top="1.249cm" fo:margin-bottom="0cm" fo:margin-left="1.752cm" fo:margin-right="0.998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/>
    </style:page-layout>
  </office:automatic-styles>
  <office:master-styles>
    <style:master-page style:name="Standard" style:page-layout-name="pm1">
      <style:header>
        <text:p text:style-name="P1"><text:span text:style-name="T1">SIMULAZIONE 13<text:line-break/>(Foglio Elettronico Avanzato)</text:span></text:p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dc:title>SIMULAZIONE 5</dc:title>
    <meta:initial-creator>Marco</meta:initial-creator>
    <meta:creation-date>2006-05-25T23:27:00</meta:creation-date>
    <dc:creator>Marco</dc:creator>
    <dc:date>2006-07-14T12:34:00</dc:date>
    <dc:language>it-IT</dc:language>
    <meta:editing-cycles>15</meta:editing-cycles>
    <meta:editing-duration>PT44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3" meta:word-count="361" meta:character-count="2169"/>
  </office:meta>
</office:document-meta>
</file>